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table:number-columns-repeated="2"/>
          <table:table-cell table:formula="of:=+0.707*255" office:value-type="float" office:value="180.285" calcext:value-type="float">
            <text:p>180,285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LAYER 1</text:p>
          </table:table-cell>
          <table:table-cell/>
          <table:table-cell office:value-type="string" calcext:value-type="string">
            <text:p>Weights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518" calcext:value-type="float">
            <text:p>-518</text:p>
          </table:table-cell>
          <table:table-cell office:value-type="float" office:value="-180" calcext:value-type="float">
            <text:p>-180</text:p>
          </table:table-cell>
          <table:table-cell/>
          <table:table-cell office:value-type="float" office:value="-465" calcext:value-type="float">
            <text:p>-4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527" calcext:value-type="float">
            <text:p>-527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-505" calcext:value-type="float">
            <text:p>-5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468" calcext:value-type="float">
            <text:p>-468</text:p>
          </table:table-cell>
          <table:table-cell/>
          <table:table-cell office:value-type="float" office:value="-406" calcext:value-type="float">
            <text:p>-4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79" calcext:value-type="float">
            <text:p>-179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-511" calcext:value-type="float">
            <text:p>-5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-446" calcext:value-type="float">
            <text:p>-4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-448" calcext:value-type="float">
            <text:p>-4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234" calcext:value-type="float">
            <text:p>-234</text:p>
          </table:table-cell>
          <table:table-cell office:value-type="float" office:value="-456" calcext:value-type="float">
            <text:p>-456</text:p>
          </table:table-cell>
          <table:table-cell/>
          <table:table-cell office:value-type="float" office:value="-434" calcext:value-type="float">
            <text:p>-4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-250" calcext:value-type="float">
            <text:p>-250</text:p>
          </table:table-cell>
          <table:table-cell/>
          <table:table-cell office:value-type="float" office:value="-476" calcext:value-type="float">
            <text:p>-4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Bias * 2^8</text:p>
          </table:table-cell>
          <table:table-cell table:number-columns-repeated="2" office:value-type="string" calcext:value-type="string">
            <text:p>+weight * nod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CT FUNC</text:p>
          </table:table-cell>
          <table:table-cell table:number-columns-repeated="6"/>
        </table:table-row>
        <table:table-row table:style-name="ro1">
          <table:table-cell/>
          <table:table-cell table:formula="of:=+[.F9]*2^8" office:value-type="float" office:value="-119040" calcext:value-type="float">
            <text:p>-119040</text:p>
          </table:table-cell>
          <table:table-cell table:formula="of:=+[.B19]+[.C$3]*[.C9]" office:value-type="float" office:value="-119040" calcext:value-type="float">
            <text:p>-119040</text:p>
          </table:table-cell>
          <table:table-cell table:formula="of:=+[.C19]+[.D$3]*[.D9]" office:value-type="float" office:value="-72960" calcext:value-type="float">
            <text:p>-72960</text:p>
          </table:table-cell>
          <table:table-cell table:style-name="ce3" table:formula="of:=[.D19]/2^8" office:value-type="float" office:value="-285" calcext:value-type="float">
            <text:p>-285,00</text:p>
          </table:table-cell>
          <table:table-cell table:style-name="ce1" table:formula="of:=IF([.E19]&lt;0;0;ROUNDDOWN([.E1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+[.F10]*2^8" office:value-type="float" office:value="-129280" calcext:value-type="float">
            <text:p>-129280</text:p>
          </table:table-cell>
          <table:table-cell table:formula="of:=+[.B20]+[.C$3]*[.C10]" office:value-type="float" office:value="-129280" calcext:value-type="float">
            <text:p>-129280</text:p>
          </table:table-cell>
          <table:table-cell table:formula="of:=+[.C20]+[.D$3]*[.D10]" office:value-type="float" office:value="-195072" calcext:value-type="float">
            <text:p>-195072</text:p>
          </table:table-cell>
          <table:table-cell table:style-name="ce3" table:formula="of:=[.D20]/2^8" office:value-type="float" office:value="-762" calcext:value-type="float">
            <text:p>-762,00</text:p>
          </table:table-cell>
          <table:table-cell table:style-name="ce2" table:formula="of:=IF([.E20]&lt;0;0;ROUNDDOWN([.E2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+[.F11]*2^8" office:value-type="float" office:value="-103936" calcext:value-type="float">
            <text:p>-103936</text:p>
          </table:table-cell>
          <table:table-cell table:formula="of:=+[.B21]+[.C$3]*[.C11]" office:value-type="float" office:value="-103936" calcext:value-type="float">
            <text:p>-103936</text:p>
          </table:table-cell>
          <table:table-cell table:formula="of:=+[.C21]+[.D$3]*[.D11]" office:value-type="float" office:value="15872" calcext:value-type="float">
            <text:p>15872</text:p>
          </table:table-cell>
          <table:table-cell table:style-name="ce3" table:formula="of:=[.D21]/2^8" office:value-type="float" office:value="62" calcext:value-type="float">
            <text:p>62,00</text:p>
          </table:table-cell>
          <table:table-cell table:style-name="ce4" table:formula="of:=IF([.E21]&lt;0;0;ROUNDDOWN([.E21])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table:formula="of:=+[.F12]*2^8" office:value-type="float" office:value="-130816" calcext:value-type="float">
            <text:p>-130816</text:p>
          </table:table-cell>
          <table:table-cell table:formula="of:=+[.B22]+[.C$3]*[.C12]" office:value-type="float" office:value="-130816" calcext:value-type="float">
            <text:p>-130816</text:p>
          </table:table-cell>
          <table:table-cell table:formula="of:=+[.C22]+[.D$3]*[.D12]" office:value-type="float" office:value="-277248" calcext:value-type="float">
            <text:p>-277248</text:p>
          </table:table-cell>
          <table:table-cell table:style-name="ce3" table:formula="of:=[.D22]/2^8" office:value-type="float" office:value="-1083" calcext:value-type="float">
            <text:p>-1083,00</text:p>
          </table:table-cell>
          <table:table-cell table:style-name="ce5" table:formula="of:=IF([.E22]&lt;0;0;ROUNDDOWN([.E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+[.F13]*2^8" office:value-type="float" office:value="-114176" calcext:value-type="float">
            <text:p>-114176</text:p>
          </table:table-cell>
          <table:table-cell table:formula="of:=+[.B23]+[.C$3]*[.C13]" office:value-type="float" office:value="-114176" calcext:value-type="float">
            <text:p>-114176</text:p>
          </table:table-cell>
          <table:table-cell table:formula="of:=+[.C23]+[.D$3]*[.D13]" office:value-type="float" office:value="-151552" calcext:value-type="float">
            <text:p>-151552</text:p>
          </table:table-cell>
          <table:table-cell table:style-name="ce3" table:formula="of:=[.D23]/2^8" office:value-type="float" office:value="-592" calcext:value-type="float">
            <text:p>-592,00</text:p>
          </table:table-cell>
          <table:table-cell table:style-name="ce6" table:formula="of:=IF([.E23]&lt;0;0;ROUNDDOWN([.E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+[.F14]*2^8" office:value-type="float" office:value="-114688" calcext:value-type="float">
            <text:p>-114688</text:p>
          </table:table-cell>
          <table:table-cell table:formula="of:=+[.B24]+[.C$3]*[.C14]" office:value-type="float" office:value="-114688" calcext:value-type="float">
            <text:p>-114688</text:p>
          </table:table-cell>
          <table:table-cell table:formula="of:=+[.C24]+[.D$3]*[.D14]" office:value-type="float" office:value="-235008" calcext:value-type="float">
            <text:p>-235008</text:p>
          </table:table-cell>
          <table:table-cell table:style-name="ce3" table:formula="of:=[.D24]/2^8" office:value-type="float" office:value="-918" calcext:value-type="float">
            <text:p>-918,00</text:p>
          </table:table-cell>
          <table:table-cell table:style-name="ce7" table:formula="of:=IF([.E24]&lt;0;0;ROUNDDOWN([.E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+[.F15]*2^8" office:value-type="float" office:value="-111104" calcext:value-type="float">
            <text:p>-111104</text:p>
          </table:table-cell>
          <table:table-cell table:formula="of:=+[.B25]+[.C$3]*[.C15]" office:value-type="float" office:value="-111104" calcext:value-type="float">
            <text:p>-111104</text:p>
          </table:table-cell>
          <table:table-cell table:formula="of:=+[.C25]+[.D$3]*[.D15]" office:value-type="float" office:value="5632" calcext:value-type="float">
            <text:p>5632</text:p>
          </table:table-cell>
          <table:table-cell table:style-name="ce3" table:formula="of:=[.D25]/2^8" office:value-type="float" office:value="22" calcext:value-type="float">
            <text:p>22,00</text:p>
          </table:table-cell>
          <table:table-cell table:style-name="ce8" table:formula="of:=IF([.E25]&lt;0;0;ROUNDDOWN([.E25])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table:formula="of:=+[.F16]*2^8" office:value-type="float" office:value="-121856" calcext:value-type="float">
            <text:p>-121856</text:p>
          </table:table-cell>
          <table:table-cell table:formula="of:=+[.B26]+[.C$3]*[.C16]" office:value-type="float" office:value="-121856" calcext:value-type="float">
            <text:p>-121856</text:p>
          </table:table-cell>
          <table:table-cell table:formula="of:=+[.C26]+[.D$3]*[.D16]" office:value-type="float" office:value="-57856" calcext:value-type="float">
            <text:p>-57856</text:p>
          </table:table-cell>
          <table:table-cell table:style-name="ce3" table:formula="of:=[.D26]/2^8" office:value-type="float" office:value="-226" calcext:value-type="float">
            <text:p>-226,00</text:p>
          </table:table-cell>
          <table:table-cell table:style-name="ce9" table:formula="of:=IF([.E26]&lt;0;0;ROUNDDOWN([.E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table:formula="of:=[.F19]" office:value-type="float" office:value="0" calcext:value-type="float">
            <text:p>0</text:p>
          </table:table-cell>
          <table:table-cell table:style-name="ce2" table:formula="of:=+[.F20]" office:value-type="float" office:value="0" calcext:value-type="float">
            <text:p>0</text:p>
          </table:table-cell>
          <table:table-cell table:style-name="ce4" table:formula="of:=+[.F21]" office:value-type="float" office:value="62" calcext:value-type="float">
            <text:p>62</text:p>
          </table:table-cell>
          <table:table-cell table:style-name="ce5" table:formula="of:=+[.F22]" office:value-type="float" office:value="0" calcext:value-type="float">
            <text:p>0</text:p>
          </table:table-cell>
          <table:table-cell table:style-name="ce6" table:formula="of:=+[.F23]" office:value-type="float" office:value="0" calcext:value-type="float">
            <text:p>0</text:p>
          </table:table-cell>
          <table:table-cell table:style-name="ce7" table:formula="of:=+[.F24]" office:value-type="float" office:value="0" calcext:value-type="float">
            <text:p>0</text:p>
          </table:table-cell>
          <table:table-cell table:style-name="ce8" table:formula="of:=+[.F25]" office:value-type="float" office:value="22" calcext:value-type="float">
            <text:p>22</text:p>
          </table:table-cell>
          <table:table-cell table:style-name="ce9" table:formula="of:=+[.F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AYER 1</text:p>
          </table:table-cell>
          <table:table-cell/>
          <table:table-cell office:value-type="string" calcext:value-type="string">
            <text:p>Weights</text:p>
          </table:table-cell>
          <table:table-cell table:number-columns-repeated="8"/>
          <table:table-cell office:value-type="string" calcext:value-type="string">
            <text:p>Bias</text:p>
          </table:table-cell>
        </table:table-row>
        <table:table-row table:style-name="ro1">
          <table:table-cell table:number-columns-repeated="2"/>
          <table:table-cell office:value-type="float" office:value="-1943" calcext:value-type="float">
            <text:p>-1943</text:p>
          </table:table-cell>
          <table:table-cell office:value-type="float" office:value="-1910" calcext:value-type="float">
            <text:p>-1910</text:p>
          </table:table-cell>
          <table:table-cell office:value-type="float" office:value="-1662" calcext:value-type="float">
            <text:p>-1662</text:p>
          </table:table-cell>
          <table:table-cell office:value-type="float" office:value="-1882" calcext:value-type="float">
            <text:p>-1882</text:p>
          </table:table-cell>
          <table:table-cell office:value-type="float" office:value="-2053" calcext:value-type="float">
            <text:p>-2053</text:p>
          </table:table-cell>
          <table:table-cell office:value-type="float" office:value="-2020" calcext:value-type="float">
            <text:p>-2020</text:p>
          </table:table-cell>
          <table:table-cell office:value-type="float" office:value="-2076" calcext:value-type="float">
            <text:p>-2076</text:p>
          </table:table-cell>
          <table:table-cell office:value-type="float" office:value="-1988" calcext:value-type="float">
            <text:p>-1988</text:p>
          </table:table-cell>
          <table:table-cell/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Bias * 2^8</text:p>
          </table:table-cell>
          <table:table-cell office:value-type="string" calcext:value-type="string">
            <text:p><text:s/>+ w*n</text:p>
          </table:table-cell>
          <table:table-cell table:formula="of:=+[.C34]" office:value-type="string" office:string-value=" + w*n" calcext:value-type="string">
            <text:p><text:s/>+ w*n</text:p>
          </table:table-cell>
          <table:table-cell table:formula="of:=+[.D34]" office:value-type="string" office:string-value=" + w*n" calcext:value-type="string">
            <text:p><text:s/>+ w*n</text:p>
          </table:table-cell>
          <table:table-cell table:formula="of:=+[.E34]" office:value-type="string" office:string-value=" + w*n" calcext:value-type="string">
            <text:p><text:s/>+ w*n</text:p>
          </table:table-cell>
          <table:table-cell table:formula="of:=+[.F34]" office:value-type="string" office:string-value=" + w*n" calcext:value-type="string">
            <text:p><text:s/>+ w*n</text:p>
          </table:table-cell>
          <table:table-cell table:formula="of:=+[.G34]" office:value-type="string" office:string-value=" + w*n" calcext:value-type="string">
            <text:p><text:s/>+ w*n</text:p>
          </table:table-cell>
          <table:table-cell table:formula="of:=+[.H34]" office:value-type="string" office:string-value=" + w*n" calcext:value-type="string">
            <text:p><text:s/>+ w*n</text:p>
          </table:table-cell>
          <table:table-cell table:formula="of:=+[.I34]" office:value-type="string" office:string-value=" + w*n" calcext:value-type="string">
            <text:p><text:s/>+ w*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CT FUNC</text:p>
          </table:table-cell>
        </table:table-row>
        <table:table-row table:style-name="ro1">
          <table:table-cell/>
          <table:table-cell table:formula="of:=+[.L32]*2^8" office:value-type="float" office:value="145152" calcext:value-type="float">
            <text:p>145152</text:p>
          </table:table-cell>
          <table:table-cell table:formula="of:=+[.B35]+[.C32]*[.C28]" office:value-type="float" office:value="145152" calcext:value-type="float">
            <text:p>145152</text:p>
          </table:table-cell>
          <table:table-cell table:formula="of:=+[.C35]+[.D32]*[.D28]" office:value-type="float" office:value="145152" calcext:value-type="float">
            <text:p>145152</text:p>
          </table:table-cell>
          <table:table-cell table:formula="of:=+[.D35]+[.E32]*[.E28]" office:value-type="float" office:value="42108" calcext:value-type="float">
            <text:p>42108</text:p>
          </table:table-cell>
          <table:table-cell table:formula="of:=+[.E35]+[.F32]*[.F28]" office:value-type="float" office:value="42108" calcext:value-type="float">
            <text:p>42108</text:p>
          </table:table-cell>
          <table:table-cell table:formula="of:=+[.F35]+[.G32]*[.G28]" office:value-type="float" office:value="42108" calcext:value-type="float">
            <text:p>42108</text:p>
          </table:table-cell>
          <table:table-cell table:formula="of:=+[.G35]+[.H32]*[.H28]" office:value-type="float" office:value="42108" calcext:value-type="float">
            <text:p>42108</text:p>
          </table:table-cell>
          <table:table-cell table:formula="of:=+[.H35]+[.I32]*[.I28]" office:value-type="float" office:value="-3564" calcext:value-type="float">
            <text:p>-3564</text:p>
          </table:table-cell>
          <table:table-cell table:formula="of:=+[.I35]+[.J32]*[.J28]" office:value-type="float" office:value="-3564" calcext:value-type="float">
            <text:p>-3564</text:p>
          </table:table-cell>
          <table:table-cell table:style-name="ce3" table:formula="of:=+[.J35]/2^8" office:value-type="float" office:value="-13.921875" calcext:value-type="float">
            <text:p>-13,92</text:p>
          </table:table-cell>
          <table:table-cell table:formula="of:=+[.L36]*255" office:value-type="float" office:value="125.1796875" calcext:value-type="float">
            <text:p>125,1796875</text:p>
          </table:table-cell>
        </table:table-row>
        <table:table-row table:style-name="ro1">
          <table:table-cell table:number-columns-repeated="10"/>
          <table:table-cell table:formula="of:=+[.K35]/255" office:value-type="float" office:value="-0.0545955882352941" calcext:value-type="float">
            <text:p>-0,054595588235294</text:p>
          </table:table-cell>
          <table:table-cell table:formula="of:=IF([.K36]&lt;-3;0;IF([.K36]&gt;3;1;[.K36]/6+0.5))" office:value-type="float" office:value="0.490900735294118" calcext:value-type="float">
            <text:p>0,490900735294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7T09:09:50.289000000</meta:creation-date>
    <dc:date>2025-03-27T11:34:36.191000000</dc:date>
    <meta:editing-duration>PT1H30M4S</meta:editing-duration>
    <meta:editing-cycles>1</meta:editing-cycles>
    <meta:document-statistic meta:table-count="1" meta:cell-count="124" meta:object-count="0"/>
    <meta:generator>LibreOffice/7.1.0.3$Windows_X86_64 LibreOffice_project/f6099ecf3d29644b5008cc8f48f42f4a40986e4c</meta:generator>
  </office:meta>
</office:document-meta>
</file>